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18pt" style:font-size-asian="18pt" style:font-size-complex="18pt"/>
    </style:style>
    <style:style style:name="P3" style:family="paragraph">
      <style:text-properties fo:color="#009900"/>
    </style:style>
    <style:style style:name="P4" style:family="paragraph">
      <style:text-properties fo:color="#000099"/>
    </style:style>
    <style:style style:name="P5" style:family="paragraph">
      <style:text-properties fo:color="#ff0000"/>
    </style:style>
    <style:style style:name="P6" style:family="paragraph">
      <style:text-properties fo:color="#111111"/>
    </style:style>
    <style:style style:name="T1" style:family="text">
      <style:text-properties fo:color="#009900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99" fo:font-size="18pt" style:font-size-asian="18pt" style:font-size-complex="18pt"/>
    </style:style>
    <style:style style:name="T4" style:family="text">
      <style:text-properties fo:color="#009900"/>
    </style:style>
    <style:style style:name="T5" style:family="text">
      <style:text-properties fo:color="#ff0000" fo:font-size="18pt" style:font-size-asian="18pt" style:font-size-complex="18pt"/>
    </style:style>
    <style:style style:name="T6" style:family="text">
      <style:text-properties fo:color="#000099"/>
    </style:style>
    <style:style style:name="T7" style:family="text">
      <style:text-properties fo:color="#ff0000"/>
    </style:style>
    <style:style style:name="T8" style:family="text">
      <style:text-properties fo:color="#11111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line draw:style-name="gr1" draw:text-style-name="P1" draw:layer="layout" svg:width="5.199cm" svg:height="3.999cm" draw:transform="rotate (-3.14159265358979) translate (9.8cm 12.6cm)" svg:viewBox="0 0 5200 4000" draw:points="0,4000 5200,4000 5200,0 0,0">
          <text:p/>
        </draw:polyline>
        <draw:polyline draw:style-name="gr1" draw:text-style-name="P1" draw:layer="layout" svg:width="5.199cm" svg:height="2.799cm" draw:transform="rotate (-3.14159265358979) translate (15cm 10cm)" svg:viewBox="0 0 5200 2800" draw:points="0,2800 5200,2800 5200,0 0,0">
          <text:p/>
        </draw:polyline>
        <draw:polyline draw:style-name="gr1" draw:text-style-name="P1" draw:layer="layout" svg:width="5.199cm" svg:height="2.799cm" draw:transform="rotate (-3.14159265358979) translate (15cm 14cm)" svg:viewBox="0 0 5200 2800" draw:points="0,2800 5200,2800 5200,0 0,0">
          <text:p/>
        </draw:polyline>
        <draw:frame draw:style-name="gr2" draw:layer="layout" svg:width="6.6cm" svg:height="8.072cm" svg:x="16.3cm" svg:y="6.8cm">
          <draw:text-box>
            <text:p>Minc</text:p>
            <text:p/>
            <text:p/>
            <text:p/>
            <text:p>Mflo</text:p>
            <text:p/>
            <text:p>Mare</text:p>
            <text:p/>
            <text:p/>
            <text:p/>
            <text:p>Mjav</text:p>
          </draw:text-box>
        </draw:frame>
        <draw:frame draw:style-name="gr2" draw:text-style-name="P2" draw:layer="layout" svg:width="3.6cm" svg:height="0.962cm" svg:x="11.6cm" svg:y="5.9cm">
          <draw:text-box>
            <text:p text:style-name="P2"><text:span text:style-name="T1">0.23</text:span><text:span text:style-name="T2">/</text:span><text:span text:style-name="T3">0.26</text:span></text:p>
          </draw:text-box>
        </draw:frame>
        <draw:frame draw:style-name="gr2" draw:text-style-name="P3" draw:layer="layout" svg:width="4.9cm" svg:height="0.962cm" svg:x="10cm" svg:y="9cm">
          <draw:text-box>
            <text:p text:style-name="P3"><text:span text:style-name="T4">0.26</text:span><text:span text:style-name="T2">/</text:span><text:span text:style-name="T3">0.24/</text:span><text:span text:style-name="T5">0.21</text:span></text:p>
          </draw:text-box>
        </draw:frame>
        <draw:frame draw:style-name="gr2" draw:text-style-name="P3" draw:layer="layout" svg:width="3.2cm" svg:height="0.962cm" svg:x="11.8cm" svg:y="13.1cm">
          <draw:text-box>
            <text:p text:style-name="P3"><text:span text:style-name="T4">0.31</text:span><text:span text:style-name="T2">/</text:span><text:span text:style-name="T5">0.29</text:span></text:p>
          </draw:text-box>
        </draw:frame>
        <draw:frame draw:style-name="gr2" draw:text-style-name="P3" draw:layer="layout" svg:width="3.2cm" svg:height="0.962cm" svg:x="5.268cm" svg:y="7.8cm">
          <draw:text-box>
            <text:p text:style-name="P3">0.03<text:span text:style-name="T2">/</text:span><text:span text:style-name="T3">0.07</text:span></text:p>
          </draw:text-box>
        </draw:frame>
        <draw:frame draw:style-name="gr2" draw:text-style-name="P4" draw:layer="layout" svg:width="3cm" svg:height="0.962cm" svg:x="11.8cm" svg:y="10.4cm">
          <draw:text-box>
            <text:p text:style-name="P4"><text:span text:style-name="T6">0.3</text:span><text:span text:style-name="T3">/</text:span><text:span text:style-name="T5">0.22</text:span></text:p>
          </draw:text-box>
        </draw:frame>
        <draw:frame draw:style-name="gr2" draw:text-style-name="P4" draw:layer="layout" svg:width="1.9cm" svg:height="0.962cm" svg:x="5.9cm" svg:y="11.7cm">
          <draw:text-box>
            <text:p text:style-name="P4"><text:span text:style-name="T5">0.06</text:span></text:p>
          </draw:text-box>
        </draw:frame>
        <draw:polyline draw:style-name="gr1" draw:text-style-name="P1" draw:layer="layout" svg:width="0.399cm" svg:height="0.799cm" draw:transform="rotate (-3.14159265358979) translate (15.5cm 14.4cm)" svg:viewBox="0 0 400 800" draw:points="0,800 400,800 400,0 0,0">
          <text:p/>
        </draw:polyline>
        <draw:polyline draw:style-name="gr1" draw:text-style-name="P1" draw:layer="layout" svg:width="0.399cm" svg:height="0.799cm" draw:transform="rotate (-3.14159265358979) translate (15.5cm 10.3cm)" svg:viewBox="0 0 400 800" draw:points="0,800 400,800 400,0 0,0">
          <text:p/>
        </draw:polyline>
        <draw:polyline draw:style-name="gr1" draw:text-style-name="P1" draw:layer="layout" svg:width="0.399cm" svg:height="0.799cm" draw:transform="rotate (-3.14159265358979) translate (15.5cm 7.6cm)" svg:viewBox="0 0 400 800" draw:points="0,800 400,800 400,0 0,0">
          <text:p/>
        </draw:polyline>
        <draw:frame draw:style-name="gr2" draw:text-style-name="P4" draw:layer="layout" svg:width="3cm" svg:height="0.962cm" svg:x="14.9cm" svg:y="13.6cm">
          <draw:text-box>
            <text:p text:style-name="P4"><text:span text:style-name="T6">0.01</text:span></text:p>
          </draw:text-box>
        </draw:frame>
        <draw:frame draw:style-name="gr2" draw:text-style-name="P5" draw:layer="layout" svg:width="3cm" svg:height="0.962cm" svg:x="14.9cm" svg:y="6.7cm">
          <draw:text-box>
            <text:p text:style-name="P5"><text:span text:style-name="T7">0.01</text:span></text:p>
          </draw:text-box>
        </draw:frame>
        <draw:frame draw:style-name="gr2" draw:text-style-name="P6" draw:layer="layout" svg:width="3cm" svg:height="0.962cm" svg:x="14.9cm" svg:y="9.4cm">
          <draw:text-box>
            <text:p text:style-name="P6"><text:span text:style-name="T8">0</text:span></text:p>
          </draw:text-box>
        </draw:frame>
        <draw:frame draw:style-name="gr2" draw:text-style-name="P2" draw:layer="layout" svg:width="3.6cm" svg:height="0.962cm" svg:x="7.2cm" svg:y="3.438cm">
          <draw:text-box>
            <text:p text:style-name="P2"><text:span text:style-name="T1">0.23</text:span><text:span text:style-name="T2">/</text:span><text:span text:style-name="T3">0.26</text:span></text:p>
          </draw:text-box>
        </draw:frame>
        <draw:frame draw:style-name="gr2" draw:layer="layout" svg:width="3.4cm" svg:height="0.962cm" svg:x="11.8cm" svg:y="4.8cm">
          <draw:text-box>
            <text:p>0.245</text:p>
          </draw:text-box>
        </draw:frame>
        <draw:frame draw:style-name="gr2" draw:layer="layout" svg:width="3.4cm" svg:height="0.962cm" svg:x="11.8cm" svg:y="8cm">
          <draw:text-box>
            <text:p>0.23</text:p>
          </draw:text-box>
        </draw:frame>
        <draw:frame draw:style-name="gr2" draw:layer="layout" svg:width="3.4cm" svg:height="0.962cm" svg:x="11.8cm" svg:y="11cm">
          <draw:text-box>
            <text:p>0.26</text:p>
          </draw:text-box>
        </draw:frame>
        <draw:frame draw:style-name="gr2" draw:layer="layout" svg:width="3.4cm" svg:height="0.962cm" svg:x="11.8cm" svg:y="14.4cm">
          <draw:text-box>
            <text:p>0.3</text:p>
          </draw:text-box>
        </draw:frame>
        <draw:frame draw:style-name="gr2" draw:layer="layout" svg:width="3.4cm" svg:height="0.962cm" svg:x="5.8cm" svg:y="6.6cm">
          <draw:text-box>
            <text:p>0.05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7:34:56.896426846</meta:creation-date>
    <dc:date>2017-02-25T16:11:49.073002262</dc:date>
    <meta:editing-duration>P1DT23H35M39S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